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serbesprechung mit daniela und jakob</text:p>
      <text:p text:style-name="Standard"/>
      <text:p text:style-name="Standard">daniela 25</text:p>
      <text:p text:style-name="Standard">model/heilmasörin</text:p>
      <text:p text:style-name="Standard">iphone 4s</text:p>
      <text:p text:style-name="Standard"/>
      <text:p text:style-name="Standard">jakob 26</text:p>
      <text:p text:style-name="Standard">elektricker taxi</text:p>
      <text:p text:style-name="Standard">iphone 4</text:p>
      <text:p text:style-name="Standard"/>
      <text:p text:style-name="Standard"/>
      <text:p text:style-name="Standard">benutzerideen:</text:p>
      <text:p text:style-name="Standard"><text:s/></text:p>
      <text:p text:style-name="Standard">idee kommt gut an </text:p>
      <text:p text:style-name="Standard"/>
      <text:p text:style-name="Standard">ähnliche bekannte programme: </text:p>
      <text:p text:style-name="Standard">iphone (moneybook, Pocketbutler)</text:p>
      <text:p text:style-name="Standard">android </text:p>
      <text:p text:style-name="Standard"/>
      <text:p text:style-name="Standard"/>
      <text:p text:style-name="Standard"/>
      <text:p text:style-name="Standard">das widget solle nicht am main screen sein, da sich die meisten den leer räumen damit sie den hintergrund sehen. Besser wäre es, das widget im main slide screen (herunterziehbarer screen am hauptbildschirm)zu verankern. -freeversion</text:p>
      <text:p text:style-name="Standard"/>
      <text:p text:style-name="Standard">Kompatiblität mit Siri würde die benutzung der app extrem vereinfachen.- kaufversion</text:p>
      <text:p text:style-name="Standard"/>
      <text:p text:style-name="Standard">Kurzwahl von gegenständen(wie zigaretten, einkäufe) mit mengenangaben(aka vorlage von internetbanking) – kaufversion einstellbar, ob vorlagen über schnellstartleiste oder durch schieben erreichbar (bildschirm nach link oder rechts ziehen)</text:p>
      <text:p text:style-name="Standard"/>
      <text:p text:style-name="Standard">schnellstartleiste unten mit optionen – grafiken – übersicht standart/kauf einstellbar, ob items in schnellstartleiste bzw. Auf den seiten verteilt sind.</text:p>
      <text:p text:style-name="Standard"/>
      <text:p text:style-name="Standard">erinnerung für manuelle fixausgaben – kaufversion</text:p>
      <text:p text:style-name="Standard">erinnerungen mit einstellbarem erinnerungsdatum und erinnerungsanhazl. Daten über pc version eintragbar.</text:p>
      <text:p text:style-name="Standard"/>
      <text:p text:style-name="Standard">Sprache: wählbar unterstützung der hauptsprachen</text:p>
      <text:p text:style-name="Standard">währungs umrechnungskurs manuell oder per internet wählbar warnung, wenn kurse veraltet.</text:p>
      <text:p text:style-name="Standard"/>
      <text:p text:style-name="Standard">Locationbased wird abgelehnt. </text:p>
      <text:p text:style-name="Standard"/>
      <text:p text:style-name="Standard">Synchronisation per bluetooth /kabel oder w-lan.</text:p>
      <text:p text:style-name="Standard"/>
      <text:p text:style-name="Standard">Produktpreis absetzbar für buchhaltung?</text:p>
      <text:p text:style-name="Standard"/>
      <text:p text:style-name="Standard">Preis 40-50 too much</text:p>
      <text:p text:style-name="Standard">30 geht grad </text:p>
      <text:p text:style-name="Standard">25 geht grad </text:p>
      <text:p text:style-name="Standard">alles darunter super </text:p>
      <text:p text:style-name="Standard"/>
      <text:p text:style-name="Standard"><text:soft-page-break/>erweiterungen kostenpflichtig?</text:p>
      <text:p text:style-name="Standard"/>
      <text:p text:style-name="Standard">Standartupdates zur gewährleistung der funktionalität im preis inbegriffen.</text:p>
      <text:p text:style-name="Standard"/>
      <text:p text:style-name="Standard">Optionale bis dorthinaus - Zusatzupdate für vorbereitung als abgabe von steuererklärung. Zusammenarbeit mit steuerberater</text:p>
      <text:p text:style-name="Standard"/>
      <text:p text:style-name="Standard">Namen:</text:p>
      <text:p text:style-name="Standard">MoneyCheck --</text:p>
      <text:p text:style-name="Standard">BrokeNoMore --</text:p>
      <text:p text:style-name="Standard"/>
      <text:p text:style-name="Standard">vorschläge</text:p>
      <text:p text:style-name="Standard">Pocket Secretary</text:p>
      <text:p text:style-name="Standard"/>
      <text:p text:style-name="Standard">Butler</text:p>
      <text:p text:style-name="Standard">PocketButler </text:p>
      <text:p text:style-name="Standard">CashButler</text:p>
      <text:p text:style-name="Standard">MoneySlave</text:p>
      <text:p text:style-name="Standard"/>
      <text:p text:style-name="Standard">Kurz - nicht auf geld fokusiert- nicht negativ – flippiger name</text:p>
      <text:p text:style-name="Standard"/>
      <text:p text:style-name="Standard">marketing</text:p>
      <text:p text:style-name="Standard">Homepage mit facebook like </text:p>
      <text:p text:style-name="Standard">Infos über app </text:p>
      <text:p text:style-name="Standard"/>
      <text:p text:style-name="Standard">app im store gratis oder kostenpflichtig mit downloadcode für hap download pc programm hap gratis mit app code oder kostenpflichtig mit synch upgrade der app.</text:p>
      <text:p text:style-name="Standard"/>
      <text:p text:style-name="Standard">infos über billige angebote(optional auf hp) in der region</text:p>
      <text:p text:style-name="Standard"/>
      <text:p text:style-name="Standard">style: schwarz weis wie schein schreibblock in der schul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46M04S</meta:editing-duration>
    <meta:editing-cycles>5</meta:editing-cycles>
    <meta:generator>OpenOffice.org/3.2$Win32 OpenOffice.org_project/320m12$Build-9483</meta:generator>
    <dc:date>2012-07-11T22:10:27.41</dc:date>
    <meta:document-statistic meta:table-count="0" meta:image-count="0" meta:object-count="0" meta:page-count="2" meta:paragraph-count="47" meta:word-count="278" meta:character-count="2098"/>
    <meta:user-defined meta:name="Info 1"/>
    <meta:user-defined meta:name="Info 2"/>
    <meta:user-defined meta:name="Info 3"/>
    <meta:user-defined meta:name="Info 4"/>
  </office:meta>
</office:document-meta>
</file>